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draw:fill-color="#cc99ff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1.778cm"/>
    </style:style>
    <style:style style:name="gr4" style:family="graphic" style:parent-style-name="standard">
      <style:graphic-properties draw:stroke="none" svg:stroke-color="#000000" draw:fill="none" draw:fill-color="#ffffff" fo:min-height="2.159cm"/>
    </style:style>
    <style:style style:name="gr5" style:family="graphic" style:parent-style-name="standard">
      <style:graphic-properties svg:stroke-width="0.159cm" draw:marker-start-width="0.438cm" draw:marker-end-width="0.438cm" draw:fill-color="#ffffff" draw:textarea-vertical-align="middle" fo:padding-top="0.204cm" fo:padding-bottom="0.204cm" fo:padding-left="0.329cm" fo:padding-right="0.329cm"/>
    </style:style>
    <style:style style:name="gr6" style:family="graphic" style:parent-style-name="standard">
      <style:graphic-properties draw:stroke="none" svg:stroke-color="#000000" draw:fill="none" draw:fill-color="#ffffff" fo:min-height="2.921cm"/>
    </style:style>
    <style:style style:name="gr7" style:family="graphic" style:parent-style-name="standard">
      <style:graphic-properties draw:stroke="none" svg:stroke-color="#000000" draw:fill="none" draw:fill-color="#ffffff" fo:min-height="1.27cm"/>
    </style:style>
    <style:style style:name="gr8" style:family="graphic" style:parent-style-name="standard">
      <style:graphic-properties draw:stroke="none" svg:stroke-color="#000000" draw:fill="none" draw:fill-color="#ffffff" fo:min-height="1.651cm"/>
    </style:style>
    <style:style style:name="gr9" style:family="graphic" style:parent-style-name="standard">
      <style:graphic-properties svg:stroke-width="0.106cm" draw:marker-start-width="0.359cm" draw:marker-end-width="0.359cm" draw:fill-color="#ffffff" draw:textarea-vertical-align="middle" fo:padding-top="0.178cm" fo:padding-bottom="0.178cm" fo:padding-left="0.303cm" fo:padding-right="0.303cm"/>
    </style:style>
    <style:style style:name="gr10" style:family="graphic" style:parent-style-name="standard">
      <style:graphic-properties draw:stroke="none" svg:stroke-color="#000000" draw:fill="none" draw:fill-color="#ffffff" fo:min-height="1.524cm"/>
    </style:style>
    <style:style style:name="gr11" style:family="graphic" style:parent-style-name="standard">
      <style:graphic-properties draw:fill-color="#cccccc" draw:textarea-vertical-align="middle"/>
    </style:style>
    <style:style style:name="gr12" style:family="graphic" style:parent-style-name="standard">
      <style:graphic-properties draw:stroke="none" svg:stroke-color="#000000" draw:fill="none" draw:fill-color="#ffffff" fo:min-height="0.762cm"/>
    </style:style>
    <style:style style:name="gr13" style:family="graphic" style:parent-style-name="standard">
      <style:graphic-properties draw:stroke="none" svg:stroke-color="#000000" draw:fill="none" draw:fill-color="#ffffff" fo:min-height="1.016cm"/>
    </style:style>
    <style:style style:name="gr14" style:family="graphic" style:parent-style-name="standard">
      <style:graphic-properties draw:stroke="none" svg:stroke-color="#000000" draw:fill="none" draw:fill-color="#ffffff" fo:min-height="0.889cm"/>
    </style:style>
    <style:style style:name="gr15" style:family="graphic" style:parent-style-name="standard">
      <style:graphic-properties draw:fill-color="#cc99ff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57cm" fo:min-width="0cm"/>
    </style:style>
    <style:style style:name="gr18" style:family="graphic" style:parent-style-name="standard">
      <style:graphic-properties draw:fill-color="#ffffff" draw:textarea-vertical-align="middle"/>
    </style:style>
    <style:style style:name="gr19" style:family="graphic" style:parent-style-name="standard">
      <style:graphic-properties draw:stroke="none" svg:stroke-color="#000000" draw:fill="none" draw:fill-color="#ffffff" fo:min-height="2.667cm"/>
    </style:style>
    <style:style style:name="gr20" style:family="graphic" style:parent-style-name="standard">
      <style:graphic-properties draw:stroke="none" svg:stroke-color="#000000" draw:fill="none" draw:fill-color="#ffffff" fo:min-height="2.794cm"/>
    </style:style>
    <style:style style:name="gr21" style:family="graphic" style:parent-style-name="standard">
      <style:graphic-properties draw:stroke="none" svg:stroke-color="#000000" draw:fill="none" draw:fill-color="#ffffff" fo:min-height="1.143cm"/>
    </style:style>
    <style:style style:name="gr22" style:family="graphic" style:parent-style-name="standard">
      <style:graphic-properties draw:stroke="none" svg:stroke-color="#000000" draw:fill="none" draw:fill-color="#ffffff" fo:min-height="0.822cm"/>
    </style:style>
    <style:style style:name="gr23" style:family="graphic" style:parent-style-name="standard">
      <style:graphic-properties draw:stroke="none" svg:stroke-color="#000000" draw:fill="none" draw:fill-color="#ffffff" fo:min-height="0.635cm"/>
    </style:style>
    <style:style style:name="gr24" style:family="graphic" style:parent-style-name="standard">
      <style:graphic-properties draw:stroke="none" svg:stroke-color="#000000" draw:fill="none" draw:fill-color="#ffffff" fo:min-height="1.397cm"/>
    </style:style>
    <style:style style:name="P1" style:family="paragraph">
      <style:paragraph-properties fo:text-align="center"/>
    </style:style>
    <style:style style:name="P2" style:family="paragraph">
      <style:text-properties fo:font-size="10pt" style:font-size-asian="10pt" style:font-size-complex="10pt"/>
    </style:style>
    <style:style style:name="P3" style:family="paragraph">
      <style:text-properties fo:font-size="12pt" style:font-size-asian="12pt" style:font-size-complex="12pt"/>
    </style:style>
    <style:style style:name="P4" style:family="paragraph">
      <style:text-properties fo:font-size="14pt"/>
    </style:style>
    <style:style style:name="P5" style:family="paragraph">
      <style:text-properties fo:font-size="16pt" style:font-size-asian="16pt" style:font-size-complex="16pt"/>
    </style:style>
    <style:style style:name="P6" style:family="paragraph">
      <style:paragraph-properties fo:text-align="center"/>
      <style:text-properties fo:font-size="24pt" style:font-size-asian="24pt" style:font-size-complex="24pt"/>
    </style:style>
    <style:style style:name="P7" style:family="paragraph">
      <style:text-properties fo:font-size="24pt" style:font-size-asian="24pt" style:font-size-complex="24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4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6.509cm" svg:height="19.59cm" svg:x="20.431cm" svg:y="1cm">
          <text:p/>
        </draw:rect>
        <draw:rect draw:style-name="gr2" draw:text-style-name="P1" draw:layer="layout" svg:width="19.431cm" svg:height="5.715cm" svg:x="1cm" svg:y="1cm">
          <text:p/>
        </draw:rect>
        <draw:frame draw:style-name="gr3" draw:layer="layout" svg:width="6.858cm" svg:height="2.028cm" svg:x="4.429cm" svg:y="2.778cm">
          <draw:text-box>
            <text:p>Pretty Picture</text:p>
          </draw:text-box>
        </draw:frame>
        <draw:frame draw:style-name="gr3" draw:layer="layout" svg:width="5.461cm" svg:height="2.028cm" svg:x="20.939cm" svg:y="1.381cm">
          <draw:text-box>
            <text:p>Nav Bar, fixed to side of screen</text:p>
          </draw:text-box>
        </draw:frame>
        <draw:frame draw:style-name="gr4" draw:layer="layout" svg:width="4.826cm" svg:height="2.409cm" svg:x="21.32cm" svg:y="4.81cm">
          <draw:text-box>
            <text:p>Name and photo, title</text:p>
          </draw:text-box>
        </draw:frame>
        <draw:rect draw:style-name="gr5" draw:text-style-name="P1" draw:layer="layout" svg:width="19.431cm" svg:height="10.16cm" svg:x="1cm" svg:y="6.715cm">
          <text:p/>
        </draw:rect>
        <draw:frame draw:style-name="gr6" draw:layer="layout" svg:width="9.779cm" svg:height="3.171cm" svg:x="3.413cm" svg:y="8.366cm">
          <draw:text-box>
            <text:p>About Section</text:p>
          </draw:text-box>
        </draw:frame>
        <draw:frame draw:style-name="gr7" draw:layer="layout" svg:width="7.493cm" svg:height="1.52cm" svg:x="4.302cm" svg:y="10.779cm">
          <draw:text-box>
            <text:p>Background story</text:p>
          </draw:text-box>
        </draw:frame>
        <draw:frame draw:style-name="gr8" draw:layer="layout" svg:width="5.588cm" svg:height="2.387cm" svg:x="4.683cm" svg:y="13.446cm">
          <draw:text-box>
            <text:p>Skills and link to view/download resume</text:p>
          </draw:text-box>
        </draw:frame>
        <draw:rect draw:style-name="gr9" draw:text-style-name="P1" draw:layer="layout" svg:width="19.431cm" svg:height="3.588cm" svg:x="1cm" svg:y="17.002cm">
          <text:p/>
        </draw:rect>
        <draw:frame draw:style-name="gr10" draw:layer="layout" svg:width="15.113cm" svg:height="1.774cm" svg:x="2.397cm" svg:y="18.018cm">
          <draw:text-box>
            <text:p>Beginning of Project section, see below.</text:p>
          </draw:text-box>
        </draw:frame>
        <draw:rect draw:style-name="gr11" draw:text-style-name="P1" draw:layer="layout" svg:width="5.969cm" svg:height="1.905cm" svg:x="20.685cm" svg:y="8.874cm">
          <text:p/>
        </draw:rect>
        <draw:rect draw:style-name="gr11" draw:text-style-name="P1" draw:layer="layout" svg:width="5.969cm" svg:height="1.905cm" svg:x="20.685cm" svg:y="11.16cm">
          <text:p/>
        </draw:rect>
        <draw:rect draw:style-name="gr11" draw:text-style-name="P1" draw:layer="layout" svg:width="5.969cm" svg:height="1.905cm" svg:x="20.685cm" svg:y="13.446cm">
          <text:p/>
        </draw:rect>
        <draw:frame draw:style-name="gr12" draw:layer="layout" svg:width="4.318cm" svg:height="1.012cm" svg:x="21.574cm" svg:y="9.259cm">
          <draw:text-box>
            <text:p>About Link</text:p>
          </draw:text-box>
        </draw:frame>
        <draw:frame draw:style-name="gr13" draw:layer="layout" svg:width="4.699cm" svg:height="1.266cm" svg:x="21.447cm" svg:y="11.414cm">
          <draw:text-box>
            <text:p>Projects Link</text:p>
          </draw:text-box>
        </draw:frame>
        <draw:frame draw:style-name="gr14" draw:layer="layout" svg:width="4.318cm" svg:height="1.139cm" svg:x="21.447cm" svg:y="13.954cm">
          <draw:text-box>
            <text:p>Contact Link</text:p>
          </draw:text-box>
        </draw:frame>
        <draw:rect draw:style-name="gr15" draw:text-style-name="P1" draw:layer="layout" svg:width="4.699cm" svg:height="3.81cm" svg:x="21.447cm" svg:y="3.032cm">
          <text:p text:style-name="P1">Photo when</text:p>
          <text:p text:style-name="P1">Have a </text:p>
          <text:p text:style-name="P1">Professional</text:p>
          <text:p text:style-name="P1">one</text:p>
        </draw:rect>
        <draw:frame draw:style-name="gr3" draw:text-style-name="P1" draw:layer="layout" svg:width="5.588cm" svg:height="2.028cm" svg:x="21.066cm" svg:y="6.846cm">
          <draw:text-box>
            <text:p text:style-name="P1">Name</text:p>
            <text:p text:style-name="P1"><text:span text:style-name="T1">Title</text:span></text:p>
          </draw:text-box>
        </draw:frame>
        <draw:rect draw:style-name="gr2" draw:text-style-name="P1" draw:layer="layout" svg:width="1.27cm" svg:height="1.27cm" svg:x="21.616cm" svg:y="16.991cm">
          <text:p/>
        </draw:rect>
        <draw:rect draw:style-name="gr2" draw:text-style-name="P1" draw:layer="layout" svg:width="1.27cm" svg:height="1.27cm" svg:x="23.987cm" svg:y="17.002cm">
          <text:p/>
        </draw:rect>
        <draw:frame draw:style-name="gr16" draw:text-style-name="P2" draw:layer="layout" svg:width="1.539cm" svg:height="1.029cm" svg:x="21.432cm" svg:y="17.256cm">
          <draw:text-box>
            <text:p text:style-name="P2"><text:span text:style-name="T2">Linked</text:span></text:p>
            <text:p text:style-name="P2"><text:span text:style-name="T2">In</text:span></text:p>
          </draw:text-box>
        </draw:frame>
        <draw:frame draw:style-name="gr17" draw:text-style-name="P3" draw:layer="layout" svg:width="1.281cm" svg:height="1.199cm" svg:x="23.976cm" svg:y="17.2cm">
          <draw:text-box>
            <text:p><text:span text:style-name="T3">Git</text:span></text:p>
            <text:p><text:span text:style-name="T3">Hub</text:span></text:p>
          </draw:text-box>
        </draw:frame>
      </draw:page>
      <draw:page draw:name="page2" draw:style-name="dp1" draw:master-page-name="Default">
        <draw:rect draw:style-name="gr1" draw:text-style-name="P1" draw:layer="layout" svg:width="6.509cm" svg:height="19.59cm" svg:x="20.432cm" svg:y="1cm">
          <text:p/>
        </draw:rect>
        <draw:rect draw:style-name="gr11" draw:text-style-name="P1" draw:layer="layout" svg:width="5.969cm" svg:height="1.905cm" svg:x="20.686cm" svg:y="8.875cm">
          <text:p/>
        </draw:rect>
        <draw:rect draw:style-name="gr11" draw:text-style-name="P1" draw:layer="layout" svg:width="5.969cm" svg:height="1.905cm" svg:x="20.685cm" svg:y="11.16cm">
          <text:p/>
        </draw:rect>
        <draw:rect draw:style-name="gr11" draw:text-style-name="P1" draw:layer="layout" svg:width="5.969cm" svg:height="1.905cm" svg:x="20.685cm" svg:y="13.446cm">
          <text:p/>
        </draw:rect>
        <draw:frame draw:style-name="gr3" draw:layer="layout" svg:width="5.461cm" svg:height="2.028cm" svg:x="20.939cm" svg:y="1.004cm">
          <draw:text-box>
            <text:p>Nav Bar, fixed to side of screen</text:p>
          </draw:text-box>
        </draw:frame>
        <draw:frame draw:style-name="gr13" draw:layer="layout" svg:width="4.953cm" svg:height="1.266cm" svg:x="21.574cm" svg:y="9.382cm">
          <draw:text-box>
            <text:p>About Link</text:p>
          </draw:text-box>
        </draw:frame>
        <draw:frame draw:style-name="gr14" draw:layer="layout" svg:width="4.953cm" svg:height="1.139cm" svg:x="21.32cm" svg:y="11.545cm">
          <draw:text-box>
            <text:p>Projects Link</text:p>
          </draw:text-box>
        </draw:frame>
        <draw:frame draw:style-name="gr14" draw:layer="layout" svg:width="4.064cm" svg:height="1.139cm" svg:x="21.701cm" svg:y="14.081cm">
          <draw:text-box>
            <text:p>Contact Link</text:p>
          </draw:text-box>
        </draw:frame>
        <draw:rect draw:style-name="gr5" draw:text-style-name="P1" draw:layer="layout" svg:width="19.431cm" svg:height="12.065cm" svg:x="1cm" svg:y="1cm">
          <text:p/>
        </draw:rect>
        <draw:rect draw:style-name="gr18" draw:text-style-name="P1" draw:layer="layout" svg:width="6.6cm" svg:height="4.445cm" draw:transform="skewX (-0.0006981317007976) rotate (-1.57236712312258) translate (6.598cm 2.147cm)">
          <text:p/>
        </draw:rect>
        <draw:frame draw:style-name="gr12" draw:text-style-name="P4" draw:layer="layout" svg:width="8.382cm" svg:height="1.012cm" svg:x="6.842cm" svg:y="1.254cm">
          <draw:text-box>
            <text:p><text:span text:style-name="T4">3 wide on big screen, 2 on small?</text:span></text:p>
          </draw:text-box>
        </draw:frame>
        <draw:rect draw:style-name="gr5" draw:text-style-name="P1" draw:layer="layout" svg:width="19.431cm" svg:height="7.398cm" svg:x="1cm" svg:y="13.192cm">
          <text:p/>
        </draw:rect>
        <draw:frame draw:style-name="gr19" draw:layer="layout" svg:width="10.668cm" svg:height="2.917cm" svg:x="4.302cm" svg:y="14.97cm">
          <draw:text-box>
            <text:p>Contact Form Goes Here</text:p>
          </draw:text-box>
        </draw:frame>
        <draw:rect draw:style-name="gr1" draw:text-style-name="P1" draw:layer="layout" svg:width="3.683cm" svg:height="2.667cm" svg:x="2.524cm" svg:y="2.524cm">
          <text:p/>
        </draw:rect>
        <draw:frame draw:style-name="gr20" draw:text-style-name="P5" draw:layer="layout" svg:width="3.683cm" svg:height="3.657cm" svg:x="2.524cm" svg:y="5.449cm">
          <draw:text-box>
            <text:p><text:span text:style-name="T1">Project Title</text:span></text:p>
            <text:p><text:span text:style-name="T5"/></text:p>
            <text:p><text:span text:style-name="T5">Brief description goes here</text:span></text:p>
            <text:p><text:span text:style-name="T5"/></text:p>
          </draw:text-box>
        </draw:frame>
        <draw:frame draw:style-name="gr21" draw:layer="layout" svg:width="3.429cm" svg:height="1.393cm" svg:x="2.651cm" svg:y="3.413cm">
          <draw:text-box>
            <text:p>thumbnail</text:p>
          </draw:text-box>
        </draw:frame>
        <draw:rect draw:style-name="gr2" draw:text-style-name="P1" draw:layer="layout" svg:width="1.27cm" svg:height="1.27cm" svg:x="21.547cm" svg:y="17.129cm">
          <text:p/>
        </draw:rect>
        <draw:rect draw:style-name="gr2" draw:text-style-name="P1" draw:layer="layout" svg:width="1.27cm" svg:height="1.27cm" svg:x="24.368cm" svg:y="17.129cm">
          <text:p/>
        </draw:rect>
        <draw:frame draw:style-name="gr22" draw:text-style-name="P3" draw:layer="layout" svg:width="1.397cm" svg:height="1.199cm" svg:x="21.581cm" svg:y="17.256cm">
          <draw:text-box>
            <text:p><text:span text:style-name="T3">Git</text:span></text:p>
            <text:p><text:span text:style-name="T3">Hub</text:span></text:p>
          </draw:text-box>
        </draw:frame>
        <draw:frame draw:style-name="gr23" draw:text-style-name="P3" draw:layer="layout" svg:width="1.397cm" svg:height="1.199cm" svg:x="24.368cm" svg:y="17.2cm">
          <draw:text-box>
            <text:p><text:span text:style-name="T3">LinkedIn</text:span></text:p>
          </draw:text-box>
        </draw:frame>
        <draw:rect draw:style-name="gr15" draw:text-style-name="P1" draw:layer="layout" svg:width="4.699cm" svg:height="3.81cm" svg:x="21.447cm" svg:y="2.524cm">
          <text:p text:style-name="P1">Photo when</text:p>
          <text:p text:style-name="P1">Have a </text:p>
          <text:p text:style-name="P1">Professional</text:p>
          <text:p text:style-name="P1">one</text:p>
        </draw:rect>
        <draw:frame draw:style-name="gr3" draw:text-style-name="P1" draw:layer="layout" svg:width="5.588cm" svg:height="2.028cm" svg:x="21.066cm" svg:y="6.465cm">
          <draw:text-box>
            <text:p text:style-name="P1">Name</text:p>
            <text:p text:style-name="P1"><text:span text:style-name="T1">Title</text:span></text:p>
          </draw:text-box>
        </draw:frame>
        <draw:rect draw:style-name="gr18" draw:text-style-name="P1" draw:layer="layout" svg:width="6.6cm" svg:height="4.445cm" draw:transform="skewX (-0.0006981317007976) rotate (-1.57236712312258) translate (19.161cm 2.147cm)">
          <text:p/>
        </draw:rect>
        <draw:rect draw:style-name="gr18" draw:text-style-name="P1" draw:layer="layout" svg:width="6.6cm" svg:height="4.445cm" draw:transform="skewX (-0.0006981317007976) rotate (-1.57236712312258) translate (13.075cm 2.147cm)">
          <text:p/>
        </draw:rect>
        <draw:rect draw:style-name="gr1" draw:text-style-name="P1" draw:layer="layout" svg:width="3.683cm" svg:height="2.667cm" svg:x="15.097cm" svg:y="2.524cm">
          <text:p/>
        </draw:rect>
        <draw:rect draw:style-name="gr1" draw:text-style-name="P1" draw:layer="layout" svg:width="3.683cm" svg:height="2.667cm" svg:x="9.001cm" svg:y="2.524cm">
          <text:p/>
        </draw:rect>
        <draw:frame draw:style-name="gr21" draw:layer="layout" svg:width="3.429cm" svg:height="1.393cm" svg:x="15.224cm" svg:y="3.413cm">
          <draw:text-box>
            <text:p>thumbnail</text:p>
          </draw:text-box>
        </draw:frame>
        <draw:frame draw:style-name="gr21" draw:layer="layout" svg:width="3.429cm" svg:height="1.393cm" svg:x="9.255cm" svg:y="3.413cm">
          <draw:text-box>
            <text:p>thumbnail</text:p>
          </draw:text-box>
        </draw:frame>
        <draw:frame draw:style-name="gr20" draw:text-style-name="P5" draw:layer="layout" svg:width="3.683cm" svg:height="3.657cm" svg:x="15.224cm" svg:y="5.598cm">
          <draw:text-box>
            <text:p><text:span text:style-name="T1">Project Title</text:span></text:p>
            <text:p><text:span text:style-name="T5"/></text:p>
            <text:p><text:span text:style-name="T5">Brief description goes here</text:span></text:p>
            <text:p><text:span text:style-name="T5"/></text:p>
          </draw:text-box>
        </draw:frame>
        <draw:frame draw:style-name="gr20" draw:text-style-name="P5" draw:layer="layout" svg:width="3.683cm" svg:height="3.657cm" svg:x="9.128cm" svg:y="5.471cm">
          <draw:text-box>
            <text:p><text:span text:style-name="T1">Project Title</text:span></text:p>
            <text:p><text:span text:style-name="T5"/></text:p>
            <text:p><text:span text:style-name="T5">Brief description goes here</text:span></text:p>
            <text:p><text:span text:style-name="T5"/></text:p>
          </draw:text-box>
        </draw:frame>
        <draw:frame draw:style-name="gr24" draw:text-style-name="P7" draw:layer="layout" svg:width="11.811cm" svg:height="1.647cm" svg:x="4.81cm" svg:y="10.144cm">
          <draw:text-box>
            <text:p text:style-name="P6"><text:span text:style-name="T6">Repea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abra Snider</meta:initial-creator>
    <meta:creation-date>2020-05-11T14:34:01.44</meta:creation-date>
    <dc:date>2020-05-16T21:07:46.25</dc:date>
    <dc:creator>Sabra Snider</dc:creator>
    <meta:editing-duration>PT1H43M41S</meta:editing-duration>
    <meta:editing-cycles>2</meta:editing-cycles>
    <meta:generator>OpenOffice/4.0.1$Win32 OpenOffice.org_project/401m5$Build-9714</meta:generator>
    <meta:document-statistic meta:object-count="54"/>
  </office:meta>
</office:document-meta>
</file>